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6f33c" officeooo:paragraph-rsid="0006f3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 fonctionnalités des pointeurs : </text:p>
      <text:p text:style-name="P1">- Partager une variable</text:p>
      <text:p text:style-name="P1">- Sélectionner une valeur parmi plusieurs options</text:p>
      <text:p text:style-name="P1">- Gérer le moment de la création et la destruction de la case mémoire</text:p>
      <text:p text:style-name="P1">- Stocker une adres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odie </meta:initial-creator>
    <meta:creation-date>2017-02-08T09:43:26.418307798</meta:creation-date>
    <dc:date>2017-02-08T09:47:52.181557243</dc:date>
    <dc:creator>elodie </dc:creator>
    <meta:editing-duration>PT4M25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5" meta:word-count="34" meta:character-count="196" meta:non-whitespace-character-count="166"/>
  </office:meta>
</office:document-meta>
</file>